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84.42mm"/>
    </style:style>
    <style:style style:name="co151" style:family="table-column">
      <style:table-column-properties fo:break-before="auto" style:column-width="99.1mm"/>
    </style:style>
    <style:style style:name="co152" style:family="table-column">
      <style:table-column-properties fo:break-before="auto" style:column-width="61.86mm"/>
    </style:style>
    <style:style style:name="co153" style:family="table-column">
      <style:table-column-properties fo:break-before="auto" style:column-width="124.18mm"/>
    </style:style>
    <style:style style:name="co154" style:family="table-column">
      <style:table-column-properties fo:break-before="auto" style:column-width="102.66mm"/>
    </style:style>
    <style:style style:name="co155" style:family="table-column">
      <style:table-column-properties fo:break-before="auto" style:column-width="89.04mm"/>
    </style:style>
    <style:style style:name="co156" style:family="table-column">
      <style:table-column-properties fo:break-before="auto" style:column-width="118.73mm"/>
    </style:style>
    <style:style style:name="co157" style:family="table-column">
      <style:table-column-properties fo:break-before="auto" style:column-width="98.85mm"/>
    </style:style>
    <style:style style:name="co158" style:family="table-column">
      <style:table-column-properties fo:break-before="auto" style:column-width="135.61mm"/>
    </style:style>
    <style:style style:name="co159" style:family="table-column">
      <style:table-column-properties fo:break-before="auto" style:column-width="89.87mm"/>
    </style:style>
    <style:style style:name="co160" style:family="table-column">
      <style:table-column-properties fo:break-before="auto" style:column-width="141.87mm"/>
    </style:style>
    <style:style style:name="co161" style:family="table-column">
      <style:table-column-properties fo:break-before="auto" style:column-width="129.89mm"/>
    </style:style>
    <style:style style:name="co162" style:family="table-column">
      <style:table-column-properties fo:break-before="auto" style:column-width="111.92mm"/>
    </style:style>
    <style:style style:name="co163" style:family="table-column">
      <style:table-column-properties fo:break-before="auto" style:column-width="124.44mm"/>
    </style:style>
    <style:style style:name="co164" style:family="table-column">
      <style:table-column-properties fo:break-before="auto" style:column-width="65.58mm"/>
    </style:style>
    <style:style style:name="co165" style:family="table-column">
      <style:table-column-properties fo:break-before="auto" style:column-width="108.92mm"/>
    </style:style>
    <style:style style:name="co166" style:family="table-column">
      <style:table-column-properties fo:break-before="auto" style:column-width="112.2mm"/>
    </style:style>
    <style:style style:name="co167" style:family="table-column">
      <style:table-column-properties fo:break-before="auto" style:column-width="87.14mm"/>
    </style:style>
    <style:style style:name="co168" style:family="table-column">
      <style:table-column-properties fo:break-before="auto" style:column-width="97.4mm"/>
    </style:style>
    <style:style style:name="co169" style:family="table-column">
      <style:table-column-properties fo:break-before="auto" style:column-width="95.81mm"/>
    </style:style>
    <style:style style:name="co170" style:family="table-column">
      <style:table-column-properties fo:break-before="auto" style:column-width="85.16mm"/>
    </style:style>
    <style:style style:name="co171" style:family="table-column">
      <style:table-column-properties fo:break-before="auto" style:column-width="128.29mm"/>
    </style:style>
    <style:style style:name="co172" style:family="table-column">
      <style:table-column-properties fo:break-before="auto" style:column-width="131.53mm"/>
    </style:style>
    <style:style style:name="co173" style:family="table-column">
      <style:table-column-properties fo:break-before="auto" style:column-width="88.49mm"/>
    </style:style>
    <style:style style:name="co174" style:family="table-column">
      <style:table-column-properties fo:break-before="auto" style:column-width="98.04mm"/>
    </style:style>
    <style:style style:name="co175" style:family="table-column">
      <style:table-column-properties fo:break-before="auto" style:column-width="91.63mm"/>
    </style:style>
    <style:style style:name="co176" style:family="table-column">
      <style:table-column-properties fo:break-before="auto" style:column-width="72.16mm"/>
    </style:style>
    <style:style style:name="co177" style:family="table-column">
      <style:table-column-properties fo:break-before="auto" style:column-width="48.17mm"/>
    </style:style>
    <style:style style:name="co178" style:family="table-column">
      <style:table-column-properties fo:break-before="auto" style:column-width="140.25mm"/>
    </style:style>
    <style:style style:name="co179" style:family="table-column">
      <style:table-column-properties fo:break-before="auto" style:column-width="98.3mm"/>
    </style:style>
    <style:style style:name="co180" style:family="table-column">
      <style:table-column-properties fo:break-before="auto" style:column-width="134.25mm"/>
    </style:style>
    <style:style style:name="co181" style:family="table-column">
      <style:table-column-properties fo:break-before="auto" style:column-width="110.01mm"/>
    </style:style>
    <style:style style:name="co182" style:family="table-column">
      <style:table-column-properties fo:break-before="auto" style:column-width="66.71mm"/>
    </style:style>
    <style:style style:name="co183" style:family="table-column">
      <style:table-column-properties fo:break-before="auto" style:column-width="92.32mm"/>
    </style:style>
    <style:style style:name="co184" style:family="table-column">
      <style:table-column-properties fo:break-before="auto" style:column-width="100.21mm"/>
    </style:style>
    <style:style style:name="co185" style:family="table-column">
      <style:table-column-properties fo:break-before="auto" style:column-width="48.08mm"/>
    </style:style>
    <style:style style:name="co186" style:family="table-column">
      <style:table-column-properties fo:break-before="auto" style:column-width="52.18mm"/>
    </style:style>
    <style:style style:name="co187" style:family="table-column">
      <style:table-column-properties fo:break-before="auto" style:column-width="46.83mm"/>
    </style:style>
    <style:style style:name="co188" style:family="table-column">
      <style:table-column-properties fo:break-before="auto" style:column-width="61.26mm"/>
    </style:style>
    <style:style style:name="co18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115" style:family="table-cell" style:parent-style-name="Excel_20_Built-in_20_Normal">
      <style:table-cell-properties fo:background-color="#ffffff"/>
      <style:text-properties fo:color="#000000"/>
    </style:style>
    <style:style style:name="ce116" style:family="table-cell" style:parent-style-name="Default">
      <style:table-cell-properties fo:background-color="#ffffff"/>
      <style:text-properties fo:color="#000000"/>
    </style:style>
    <style:style style:name="ce117" style:family="table-cell" style:parent-style-name="Excel_20_Built-in_20_Normal" style:data-style-name="N41">
      <style:table-cell-properties fo:background-color="#ffffff"/>
      <style:text-properties fo:color="#000000"/>
    </style:style>
    <style:style style:name="ce118" style:family="table-cell" style:parent-style-name="Default" style:data-style-name="N41">
      <style:table-cell-properties fo:background-color="#ffffff"/>
      <style:text-properties fo:color="#000000"/>
    </style:style>
    <style:style style:name="ce119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2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1">
      <style:table-cell-properties fo:background-color="transparent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R249:Sheet1.VT2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7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7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19"/>
        <table:table-column table:style-name="co184" table:number-columns-repeated="3" table:default-cell-style-name="ce115"/>
        <table:table-column table:style-name="co184" table:default-cell-style-name="ce240"/>
        <table:table-column table:style-name="co3" table:default-cell-style-name="ce240"/>
        <table:table-column table:style-name="co3" table:default-cell-style-name="ce298"/>
        <table:table-column table:style-name="co185" table:default-cell-style-name="ce298"/>
        <table:table-column table:style-name="co186" table:number-columns-repeated="6" table:default-cell-style-name="ce298"/>
        <table:table-column table:style-name="co187" table:default-cell-style-name="ce298"/>
        <table:table-column table:style-name="co188" table:default-cell-style-name="ce298"/>
        <table:table-column table:style-name="co188" table:default-cell-style-name="ce302"/>
        <table:table-column table:style-name="co18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113" office:value-type="string" calcext:value-type="string">
            <text:p>1227WlooAltonPmth8BIL</text:p>
          </table:table-cell>
          <table:table-cell table:style-name="ce113" office:value-type="string" calcext:value-type="string">
            <text:p>1227WlooPmth4BIL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table:style-name="ce116" office:value-type="string" calcext:value-type="string">
            <text:p>circular via Ascot?</text:p>
          </table:table-cell>
          <table:table-cell table:style-name="ce116" office:value-type="string" calcext:value-type="string">
            <text:p>via Frimley East curve</text:p>
          </table:table-cell>
          <table:table-cell table:style-name="ce116"/>
          <table:table-cell table:style-name="ce60" office:value-type="string" calcext:value-type="string">
            <text:p>1227WlooAltonPmth8BIL</text:p>
          </table:table-cell>
          <table:table-cell table:style-name="ce60"/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"/>
          <table:table-cell office:value-type="string" calcext:value-type="string">
            <text:p>divides at Woking front portion</text:p>
          </table:table-cell>
          <table:table-cell office:value-type="string" calcext:value-type="string">
            <text:p>divided rear portion</text:p>
          </table:table-cell>
          <table:table-cell table:number-columns-repeated="442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V4_703AshValeWloo4BIL</text:p>
            </table:table-cell>
            <table:table-cell office:value-type="string" calcext:value-type="string">
              <text:p>V4_800AscotWloo4BIL</text:p>
            </table:table-cell>
            <table:table-cell office:value-type="string" calcext:value-type="string">
              <text:p>V4_819AshValeWloo4BIL</text:p>
            </table:table-cell>
            <table:table-cell office:value-type="string" calcext:value-type="string">
              <text:p><text:span text:style-name="T6">V4_</text:span><text:span text:style-name="T7">1227WlooAltonPmth8BIL</text:span></text:p>
            </table:table-cell>
            <table:table-cell office:value-type="string" calcext:value-type="string">
              <text:p><text:span text:style-name="T6">V4_</text:span><text:span text:style-name="T7">1227WlooPmth4BIL</text:span>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office:value-type="string" calcext:value-type="string">
            <text:p><text:s/>V4_2BIL2048 + V4_2BIL2048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table:style-name="ce117" office:value-type="time" office:time-value="PT07H05M00S" calcext:value-type="time">
            <text:p>07:05:00</text:p>
          </table:table-cell>
          <table:table-cell table:style-name="ce117" office:value-type="time" office:time-value="PT08H29M00S" calcext:value-type="time">
            <text:p>08:29:00</text:p>
          </table:table-cell>
          <table:table-cell table:style-name="ce117" office:value-type="time" office:time-value="PT08H20M00S" calcext:value-type="time">
            <text:p>08:20:00</text:p>
          </table:table-cell>
          <table:table-cell table:style-name="ce93" office:value-type="time" office:time-value="PT13H00M00S" calcext:value-type="time">
            <text:p>13:00:00</text:p>
          </table:table-cell>
          <table:table-cell table:style-name="ce93" office:value-type="time" office:time-value="PT13H12M00S" calcext:value-type="time">
            <text:p>13:12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number-columns-repeated="6"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office:value-type="string" calcext:value-type="string">
            <text:p>UP</text:p>
          </table:table-cell>
          <table:table-cell table:style-name="ce283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6M00S" calcext:value-type="time">
            <text:p>07:16:00</text:p>
          </table:table-cell>
          <table:table-cell table:style-name="ce118" office:value-type="time" office:time-value="PT08H42M00S" calcext:value-type="time">
            <text:p>08:42:00</text:p>
          </table:table-cell>
          <table:table-cell table:style-name="ce236" office:value-type="time" office:time-value="PT08H32M00S" calcext:value-type="time">
            <text:p>08:32:00</text:p>
          </table:table-cell>
          <table:table-cell table:style-name="ce114" office:value-type="string" calcext:value-type="string">
            <text:p>13:09$detach /units=-4 /Forms=1227WlooPmth4BIL</text:p>
          </table:table-cell>
          <table:table-cell table:style-name="ce114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8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0M00S" calcext:value-type="time">
            <text:p>07:10:00</text:p>
          </table:table-cell>
          <table:table-cell table:style-name="ce118" office:value-type="time" office:time-value="PT08H36M00S" calcext:value-type="time">
            <text:p>08:36:00</text:p>
          </table:table-cell>
          <table:table-cell table:style-name="ce118" office:value-type="time" office:time-value="PT08H26M00S" calcext:value-type="time">
            <text:p>08:26:00</text:p>
          </table:table-cell>
          <table:table-cell table:style-name="ce114" office:value-type="time" office:time-value="PT13H15M00S" calcext:value-type="time">
            <text:p>13:15:00</text:p>
          </table:table-cell>
          <table:table-cell table:style-name="ce114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70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502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11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80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style-name="ce119" table:number-columns-repeated="3"/>
          <table:table-cell table:style-name="ce94" table:number-columns-repeated="2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6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14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6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51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8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7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14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72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70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7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6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61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8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59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9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61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61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5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6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8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5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61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1"/>
          <table:table-cell office:value-type="time" office:time-value="PT10H35M00S" calcext:value-type="time">
            <text:p>10:35</text:p>
          </table:table-cell>
          <table:table-cell table:number-columns-repeated="518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2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0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54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60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7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 table:number-columns-repeated="6"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7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style-name="ce120" office:value-type="string" calcext:value-type="string">
            <text:p>Southern Electric to Waterloo</text:p>
          </table:table-cell>
          <table:table-cell table:style-name="ce120" office:value-type="string" calcext:value-type="string">
            <text:p>Southern Electric to Waterloo. Rare use of Frimley East Curve</text:p>
          </table:table-cell>
          <table:table-cell table:style-name="ce120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 table:number-rows-repeated="1048325">
          <table:table-cell table:number-columns-repeated="941"/>
        </table:table-row>
        <table:table-row table:style-name="ro2">
          <table:table-cell table:number-columns-repeated="9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16T19:01:13.306000000</dc:date>
    <meta:editing-duration>P16DT14H55M12S</meta:editing-duration>
    <meta:editing-cycles>614</meta:editing-cycles>
    <meta:generator>LibreOffice/6.2.8.2$Windows_X86_64 LibreOffice_project/f82ddfca21ebc1e222a662a32b25c0c9d20169ee</meta:generator>
    <meta:document-statistic meta:table-count="1" meta:cell-count="59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R249:Sheet1.VT24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R249:Sheet1.VT24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